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4pt" officeooo:rsid="000eca7f" style:font-size-asian="24pt" style:font-size-complex="24pt"/>
    </style:style>
    <style:style style:name="P2" style:family="paragraph" style:parent-style-name="Heading_20_3">
      <style:paragraph-properties fo:text-align="center" style:justify-single-word="false"/>
      <style:text-properties fo:color="#000000" fo:font-size="14pt" officeooo:rsid="000eca7f" style:font-size-asian="12.25pt" style:font-size-complex="14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paragraph-properties fo:text-align="center" style:justify-single-word="false"/>
      <style:text-properties fo:color="#000000" fo:font-size="14pt" officeooo:rsid="000eca7f" style:font-size-asian="12.25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3"><text:span text:style-name="Strong_20_Emphasis">Python Quiz: 25 Questions Covering All Topics 🧠🔥</text:span></text:h>
      <text:p text:style-name="Text_20_body">This quiz covers <text:span text:style-name="Strong_20_Emphasis">Variables, Data Types, Keywords, Comments, Operators, Type Conversion, and Input in Python</text:span>.</text:p>
      <text:p text:style-name="Horizontal_20_Line"/>
      <text:h text:style-name="Heading_20_2" text:outline-level="2"><text:span text:style-name="Strong_20_Emphasis">Section 1: Variables &amp; Data Types (5 Questions)</text:span></text:h>
      <text:h text:style-name="Heading_20_3" text:outline-level="3"><text:span text:style-name="Strong_20_Emphasis">Q1:</text:span> Which of the following is a valid variable name in Python?</text:h>
      <text:p text:style-name="Text_20_body">a) <text:span text:style-name="Source_20_Text">2name</text:span><text:line-break/>b) <text:span text:style-name="Source_20_Text">_my_var</text:span><text:line-break/>c) <text:span text:style-name="Source_20_Text">my-var</text:span><text:line-break/>d) <text:span text:style-name="Source_20_Text">if</text:span></text:p>
      <text:h text:style-name="Heading_20_3" text:outline-level="3"><text:span text:style-name="Strong_20_Emphasis">Q2:</text:span> What is the output of the following code?</text:h>
      <text:p text:style-name="Preformatted_20_Text"><text:span text:style-name="Source_20_Text">x = "10"</text:span></text:p>
      <text:p text:style-name="Preformatted_20_Text"><text:span text:style-name="Source_20_Text">y = 5</text:span></text:p>
      <text:p text:style-name="P3"><text:span text:style-name="Source_20_Text">print(x * y)</text:span></text:p>
      <text:p text:style-name="Text_20_body">a) <text:span text:style-name="Source_20_Text">50</text:span><text:line-break/>b) <text:span text:style-name="Source_20_Text">1010101010</text:span><text:line-break/>c) <text:span text:style-name="Source_20_Text">Error</text:span><text:line-break/>d) <text:span text:style-name="Source_20_Text">15</text:span></text:p>
      <text:h text:style-name="Heading_20_3" text:outline-level="3"><text:span text:style-name="Strong_20_Emphasis">Q3:</text:span> Which data type does the following belong to?</text:h>
      <text:p text:style-name="P3"><text:span text:style-name="Source_20_Text">x = (10,)</text:span></text:p>
      <text:p text:style-name="Text_20_body">a) <text:span text:style-name="Source_20_Text">List</text:span><text:line-break/>b) <text:span text:style-name="Source_20_Text">Tuple</text:span><text:line-break/>c) <text:span text:style-name="Source_20_Text">Set</text:span><text:line-break/>d) <text:span text:style-name="Source_20_Text">Dictionary</text:span></text:p>
      <text:h text:style-name="Heading_20_3" text:outline-level="3"><text:span text:style-name="Strong_20_Emphasis">Q4:</text:span> What is the default data type of user input from <text:span text:style-name="Source_20_Text">input()</text:span>?</text:h>
      <text:p text:style-name="Text_20_body">a) <text:span text:style-name="Source_20_Text">int</text:span><text:line-break/>b) <text:span text:style-name="Source_20_Text">float</text:span><text:line-break/>c) <text:span text:style-name="Source_20_Text">string</text:span><text:line-break/>d) <text:span text:style-name="Source_20_Text">bool</text:span></text:p>
      <text:h text:style-name="Heading_20_3" text:outline-level="3"><text:span text:style-name="Strong_20_Emphasis">Q5:</text:span> Which of the following is <text:span text:style-name="Strong_20_Emphasis">immutable</text:span> in Python?</text:h>
      <text:p text:style-name="Text_20_body">a) <text:span text:style-name="Source_20_Text">list</text:span><text:line-break/>b) <text:span text:style-name="Source_20_Text">tuple</text:span><text:line-break/><text:soft-page-break/>c) <text:span text:style-name="Source_20_Text">set</text:span><text:line-break/>d) <text:span text:style-name="Source_20_Text">dictionary</text:span></text:p>
      <text:p text:style-name="Horizontal_20_Line"/>
      <text:h text:style-name="Heading_20_2" text:outline-level="2"><text:span text:style-name="Strong_20_Emphasis">Section 2: Keywords &amp; Comments (5 Questions)</text:span></text:h>
      <text:h text:style-name="Heading_20_3" text:outline-level="3"><text:span text:style-name="Strong_20_Emphasis">Q6:</text:span> How many keywords are there in Python 3?</text:h>
      <text:p text:style-name="Text_20_body">a) <text:span text:style-name="Source_20_Text">30</text:span><text:line-break/>b) <text:span text:style-name="Source_20_Text">33</text:span><text:line-break/>c) <text:span text:style-name="Source_20_Text">35</text:span><text:line-break/>d) <text:span text:style-name="Source_20_Text">37</text:span></text:p>
      <text:h text:style-name="Heading_20_3" text:outline-level="3"><text:span text:style-name="Strong_20_Emphasis">Q7:</text:span> Which of the following is <text:span text:style-name="Strong_20_Emphasis">not</text:span> a Python keyword?</text:h>
      <text:p text:style-name="Text_20_body">a) <text:span text:style-name="Source_20_Text">pass</text:span><text:line-break/>b) <text:span text:style-name="Source_20_Text">import</text:span><text:line-break/>c) <text:span text:style-name="Source_20_Text">return</text:span><text:line-break/>d) <text:span text:style-name="Source_20_Text">function</text:span></text:p>
      <text:h text:style-name="Heading_20_3" text:outline-level="3"><text:span text:style-name="Strong_20_Emphasis">Q8:</text:span> What will happen if you execute the following code?</text:h>
      <text:p text:style-name="Preformatted_20_Text"><text:span text:style-name="Source_20_Text"># This is a comment</text:span></text:p>
      <text:p text:style-name="P3"><text:span text:style-name="Source_20_Text">print("Hello World!") <text:s/># Another comment</text:span></text:p>
      <text:p text:style-name="Text_20_body">a) Only <text:span text:style-name="Source_20_Text">"Hello World!"</text:span> is printed<text:line-break/>b) An error occurs<text:line-break/>c) <text:span text:style-name="Source_20_Text">#</text:span> symbols will be printed<text:line-break/>d) Comments are stored in a variable</text:p>
      <text:h text:style-name="Heading_20_3" text:outline-level="3"><text:span text:style-name="Strong_20_Emphasis">Q9:</text:span> What is the correct way to write a multi-line comment in Python?</text:h>
      <text:p text:style-name="Text_20_body">a) <text:span text:style-name="Source_20_Text">// This is a comment</text:span><text:line-break/>b) <text:span text:style-name="Source_20_Text">/* This is a comment */</text:span><text:line-break/>c) <text:span text:style-name="Source_20_Text">""" This is a comment """</text:span><text:line-break/>d) <text:span text:style-name="Source_20_Text">-- This is a comment</text:span></text:p>
      <text:h text:style-name="Heading_20_3" text:outline-level="3"><text:span text:style-name="Strong_20_Emphasis">Q10:</text:span> What does the following code output?</text:h>
      <text:p text:style-name="Preformatted_20_Text"><text:span text:style-name="Source_20_Text">def func():</text:span></text:p>
      <text:p text:style-name="Preformatted_20_Text"><text:span text:style-name="Source_20_Text"><text:s text:c="4"/>"""This function prints a message."""</text:span></text:p>
      <text:p text:style-name="Preformatted_20_Text"><text:span text:style-name="Source_20_Text"><text:s text:c="4"/>print("Hello!")</text:span></text:p>
      <text:p text:style-name="Preformatted_20_Text"/>
      <text:p text:style-name="P3"><text:span text:style-name="Source_20_Text">print(func.__doc__)</text:span></text:p>
      <text:p text:style-name="Text_20_body">a) <text:span text:style-name="Source_20_Text">"Hello!"</text:span><text:line-break/>b) <text:span text:style-name="Source_20_Text">None</text:span><text:line-break/>c) <text:span text:style-name="Source_20_Text">"This function prints a message."</text:span><text:line-break/>d) <text:span text:style-name="Source_20_Text">Error</text:span></text:p>
      <text:p text:style-name="Horizontal_20_Line"><text:soft-page-break/></text:p>
      <text:h text:style-name="Heading_20_2" text:outline-level="2"><text:span text:style-name="Strong_20_Emphasis">Section 3: Operators (5 Questions)</text:span></text:h>
      <text:h text:style-name="Heading_20_3" text:outline-level="3"><text:span text:style-name="Strong_20_Emphasis">Q11:</text:span> What is the output of <text:span text:style-name="Source_20_Text">10 % 3</text:span>?</text:h>
      <text:p text:style-name="Text_20_body">a) <text:span text:style-name="Source_20_Text">3.33</text:span><text:line-break/>b) <text:span text:style-name="Source_20_Text">1</text:span><text:line-break/>c) <text:span text:style-name="Source_20_Text">0</text:span><text:line-break/>d) <text:span text:style-name="Source_20_Text">10</text:span></text:p>
      <text:h text:style-name="Heading_20_3" text:outline-level="3"><text:span text:style-name="Strong_20_Emphasis">Q12:</text:span> What will <text:span text:style-name="Source_20_Text">print(5 != 5)</text:span> output?</text:h>
      <text:p text:style-name="Text_20_body">a) <text:span text:style-name="Source_20_Text">True</text:span><text:line-break/>b) <text:span text:style-name="Source_20_Text">False</text:span><text:line-break/>c) <text:span text:style-name="Source_20_Text">Error</text:span><text:line-break/>d) <text:span text:style-name="Source_20_Text">None</text:span></text:p>
      <text:h text:style-name="Heading_20_3" text:outline-level="3"><text:span text:style-name="Strong_20_Emphasis">Q13:</text:span> What will be the result of <text:span text:style-name="Source_20_Text">True and False or True</text:span>?</text:h>
      <text:p text:style-name="Text_20_body">a) <text:span text:style-name="Source_20_Text">True</text:span><text:line-break/>b) <text:span text:style-name="Source_20_Text">False</text:span><text:line-break/>c) <text:span text:style-name="Source_20_Text">Error</text:span><text:line-break/>d) <text:span text:style-name="Source_20_Text">None</text:span></text:p>
      <text:h text:style-name="Heading_20_3" text:outline-level="3"><text:span text:style-name="Strong_20_Emphasis">Q14:</text:span> Which of these operators is used for <text:span text:style-name="Strong_20_Emphasis">floor division</text:span> in Python?</text:h>
      <text:p text:style-name="Text_20_body">a) <text:span text:style-name="Source_20_Text">/</text:span><text:line-break/>b) <text:span text:style-name="Source_20_Text">//</text:span><text:line-break/>c) <text:span text:style-name="Source_20_Text">%</text:span><text:line-break/>d) <text:span text:style-name="Source_20_Text">**</text:span></text:p>
      <text:h text:style-name="Heading_20_3" text:outline-level="3"><text:span text:style-name="Strong_20_Emphasis">Q15:</text:span> What will be the output of <text:span text:style-name="Source_20_Text">10 &gt;&gt; 2</text:span>?</text:h>
      <text:p text:style-name="Text_20_body">a) <text:span text:style-name="Source_20_Text">40</text:span><text:line-break/>b) <text:span text:style-name="Source_20_Text">2</text:span><text:line-break/>c) <text:span text:style-name="Source_20_Text">0</text:span><text:line-break/>d) <text:span text:style-name="Source_20_Text">2.5</text:span></text:p>
      <text:p text:style-name="Horizontal_20_Line"/>
      <text:h text:style-name="Heading_20_2" text:outline-level="2"><text:span text:style-name="Strong_20_Emphasis">Section 4: Type Conversion (5 Questions)</text:span></text:h>
      <text:h text:style-name="Heading_20_3" text:outline-level="3"><text:span text:style-name="Strong_20_Emphasis">Q16:</text:span> What will be the data type of the result of <text:span text:style-name="Source_20_Text">int(5.9)</text:span>?</text:h>
      <text:p text:style-name="Text_20_body">a) <text:span text:style-name="Source_20_Text">float</text:span><text:line-break/>b) <text:span text:style-name="Source_20_Text">int</text:span><text:line-break/><text:soft-page-break/>c) <text:span text:style-name="Source_20_Text">str</text:span><text:line-break/>d) <text:span text:style-name="Source_20_Text">NoneType</text:span></text:p>
      <text:h text:style-name="Heading_20_3" text:outline-level="3"><text:span text:style-name="Strong_20_Emphasis">Q17:</text:span> What is the output of the following?</text:h>
      <text:p text:style-name="Preformatted_20_Text"><text:span text:style-name="Source_20_Text">s = "200"</text:span></text:p>
      <text:p text:style-name="Preformatted_20_Text"><text:span text:style-name="Source_20_Text">num = int(s)</text:span></text:p>
      <text:p text:style-name="P3"><text:span text:style-name="Source_20_Text">print(num + 100)</text:span></text:p>
      <text:p text:style-name="Text_20_body">a) <text:span text:style-name="Source_20_Text">200100</text:span><text:line-break/>b) <text:span text:style-name="Source_20_Text">300</text:span><text:line-break/>c) <text:span text:style-name="Source_20_Text">Error</text:span><text:line-break/>d) <text:span text:style-name="Source_20_Text">"200100"</text:span></text:p>
      <text:h text:style-name="Heading_20_3" text:outline-level="3"><text:span text:style-name="Strong_20_Emphasis">Q18:</text:span> Which of the following will return <text:span text:style-name="Source_20_Text">False</text:span>?</text:h>
      <text:p text:style-name="Text_20_body">a) <text:span text:style-name="Source_20_Text">bool(1)</text:span><text:line-break/>b) <text:span text:style-name="Source_20_Text">bool(0)</text:span><text:line-break/>c) <text:span text:style-name="Source_20_Text">bool("Python")</text:span><text:line-break/>d) <text:span text:style-name="Source_20_Text">bool([1, 2, 3])</text:span></text:p>
      <text:h text:style-name="Heading_20_3" text:outline-level="3"><text:span text:style-name="Strong_20_Emphasis">Q19:</text:span> What will <text:span text:style-name="Source_20_Text">tuple([1, 2, 3])</text:span> return?</text:h>
      <text:p text:style-name="Text_20_body">a) <text:span text:style-name="Source_20_Text">[1, 2, 3]</text:span><text:line-break/>b) <text:span text:style-name="Source_20_Text">{1, 2, 3}</text:span><text:line-break/>c) <text:span text:style-name="Source_20_Text">(1, 2, 3)</text:span><text:line-break/>d) <text:span text:style-name="Source_20_Text">Error</text:span></text:p>
      <text:h text:style-name="Heading_20_3" text:outline-level="3"><text:span text:style-name="Strong_20_Emphasis">Q20:</text:span> What is the output of <text:span text:style-name="Source_20_Text">str(10) + str(20)</text:span>?</text:h>
      <text:p text:style-name="Text_20_body">a) <text:span text:style-name="Source_20_Text">30</text:span><text:line-break/>b) <text:span text:style-name="Source_20_Text">1020</text:span><text:line-break/>c) <text:span text:style-name="Source_20_Text">Error</text:span><text:line-break/>d) <text:span text:style-name="Source_20_Text">None</text:span></text:p>
      <text:p text:style-name="Horizontal_20_Line"/>
      <text:h text:style-name="Heading_20_2" text:outline-level="2"><text:span text:style-name="Strong_20_Emphasis">Section 5: Input in Python (5 Questions)</text:span></text:h>
      <text:h text:style-name="Heading_20_3" text:outline-level="3"><text:span text:style-name="Strong_20_Emphasis">Q21:</text:span> What is the correct way to take user input as an integer?</text:h>
      <text:p text:style-name="Text_20_body">a) <text:span text:style-name="Source_20_Text">x = input("Enter a number")</text:span><text:line-break/>b) <text:span text:style-name="Source_20_Text">x = int(input("Enter a number"))</text:span><text:line-break/>c) <text:span text:style-name="Source_20_Text">x = float(input("Enter a number"))</text:span><text:line-break/>d) <text:span text:style-name="Source_20_Text">x = str(input("Enter a number"))</text:span></text:p>
      <text:h text:style-name="Heading_20_3" text:outline-level="3"><text:span text:style-name="Strong_20_Emphasis">Q22:</text:span> What will happen if you enter <text:span text:style-name="Source_20_Text">3.14</text:span> in this code?</text:h>
      <text:p text:style-name="P3"><text:span text:style-name="Source_20_Text">x = int(input("Enter a number: "))</text:span></text:p>
      <text:p text:style-name="Text_20_body"><text:soft-page-break/>a) <text:span text:style-name="Source_20_Text">3</text:span><text:line-break/>b) <text:span text:style-name="Source_20_Text">Error</text:span><text:line-break/>c) <text:span text:style-name="Source_20_Text">3.14</text:span><text:line-break/>d) <text:span text:style-name="Source_20_Text">None</text:span></text:p>
      <text:h text:style-name="Heading_20_3" text:outline-level="3"><text:span text:style-name="Strong_20_Emphasis">Q23:</text:span> What will be the output of the following code?</text:h>
      <text:p text:style-name="Preformatted_20_Text"><text:span text:style-name="Source_20_Text">x, y = input("Enter two numbers: ").split()</text:span></text:p>
      <text:p text:style-name="P3"><text:span text:style-name="Source_20_Text">print(x, y)</text:span></text:p>
      <text:p text:style-name="Text_20_body">If the input is: <text:span text:style-name="Source_20_Text">5 10</text:span><text:line-break/>a) <text:span text:style-name="Source_20_Text">['5', '10']</text:span><text:line-break/>b) <text:span text:style-name="Source_20_Text">5 10</text:span><text:line-break/>c) <text:span text:style-name="Source_20_Text">Error</text:span><text:line-break/>d) <text:span text:style-name="Source_20_Text">(5, 10)</text:span></text:p>
      <text:h text:style-name="Heading_20_3" text:outline-level="3"><text:span text:style-name="Strong_20_Emphasis">Q24:</text:span> What will be stored in <text:span text:style-name="Source_20_Text">numbers</text:span>?</text:h>
      <text:p text:style-name="P3"><text:span text:style-name="Source_20_Text">numbers = [int(x) for x in input("Enter numbers: ").split()]</text:span></text:p>
      <text:p text:style-name="Text_20_body">If input is: <text:span text:style-name="Source_20_Text">1 2 3 4</text:span><text:line-break/>a) <text:span text:style-name="Source_20_Text">['1', '2', '3', '4']</text:span><text:line-break/>b) <text:span text:style-name="Source_20_Text">[1, 2, 3, 4]</text:span><text:line-break/>c) <text:span text:style-name="Source_20_Text">(1, 2, 3, 4)</text:span><text:line-break/>d) <text:span text:style-name="Source_20_Text">Error</text:span></text:p>
      <text:h text:style-name="Heading_20_3" text:outline-level="3"><text:span text:style-name="Strong_20_Emphasis">Q25:</text:span> What is the correct way to take space-separated words as input and store them in a list?</text:h>
      <text:p text:style-name="Text_20_body">a) <text:span text:style-name="Source_20_Text">words = input().split()</text:span><text:line-break/>b) <text:span text:style-name="Source_20_Text">words = list(input())</text:span><text:line-break/>c) <text:span text:style-name="Source_20_Text">words = tuple(input())</text:span><text:line-break/>d) <text:span text:style-name="Source_20_Text">words = set(input())</text:span></text:p>
      <text:p text:style-name="Horizontal_20_Line"/>
      <text:h text:style-name="P2" text:outline-level="3"><text:span text:style-name="Strong_20_Emphasis">Let's Check Your Answers! ✅❌</text:span></text:h>
      <text:p text:style-name="Horizontal_20_Line"/>
      <text:h text:style-name="Heading_20_2" text:outline-level="2"><text:span text:style-name="Strong_20_Emphasis">Section 1: Variables &amp; Data Types</text:span></text:h>
      <text:p text:style-name="Text_20_body">1️⃣ <text:span text:style-name="Strong_20_Emphasis">(b) ✅ Correct!</text:span> <text:span text:style-name="Source_20_Text">_my_var</text:span> is a valid variable name.<text:line-break/>2️⃣ <text:span text:style-name="Strong_20_Emphasis">(b) ✅ Correct!</text:span> <text:span text:style-name="Source_20_Text">"10" * 5</text:span> repeats the string → <text:span text:style-name="Source_20_Text">1010101010</text:span>.<text:line-break/>3️⃣ <text:span text:style-name="Strong_20_Emphasis">(b) ✅ Correct!</text:span> <text:span text:style-name="Source_20_Text">(10,)</text:span> is a <text:span text:style-name="Strong_20_Emphasis">tuple</text:span> (comma is important).<text:line-break/>4️⃣ <text:span text:style-name="Strong_20_Emphasis">(c) ✅ Correct!</text:span> <text:span text:style-name="Source_20_Text">input()</text:span> always returns a <text:span text:style-name="Strong_20_Emphasis">string</text:span>.<text:line-break/>5️⃣ <text:span text:style-name="Strong_20_Emphasis">(b) ✅ Correct!</text:span> <text:span text:style-name="Source_20_Text">tuple</text:span> is <text:span text:style-name="Strong_20_Emphasis">immutable</text:span>.</text:p>
      <text:p text:style-name="Text_20_body">✔ <text:span text:style-name="Strong_20_Emphasis">Score: 5/5 🎯</text:span></text:p>
      <text:p text:style-name="Horizontal_20_Line"><text:soft-page-break/></text:p>
      <text:h text:style-name="Heading_20_2" text:outline-level="2"><text:span text:style-name="Strong_20_Emphasis">Section 2: Keywords &amp; Comments</text:span></text:h>
      <text:p text:style-name="Text_20_body">6️⃣ <text:span text:style-name="Strong_20_Emphasis">(c) ✅ Correct!</text:span> Python 3 has <text:span text:style-name="Strong_20_Emphasis">35 keywords</text:span>.<text:line-break/>7️⃣ <text:span text:style-name="Strong_20_Emphasis">(d) ✅ Correct!</text:span> <text:span text:style-name="Source_20_Text">"function"</text:span> is <text:span text:style-name="Strong_20_Emphasis">not</text:span> a Python keyword.<text:line-break/>8️⃣ <text:span text:style-name="Strong_20_Emphasis">(a) ✅ Correct!</text:span> Comments are ignored; <text:span text:style-name="Source_20_Text">"Hello World!"</text:span> prints.<text:line-break/>9️⃣ <text:span text:style-name="Strong_20_Emphasis">(c) ✅ Correct!</text:span> <text:span text:style-name="Source_20_Text">""" """</text:span> is used for multi-line comments.<text:line-break/>🔟 <text:span text:style-name="Strong_20_Emphasis">(c) ✅ Correct!</text:span> <text:span text:style-name="Source_20_Text">func.__doc__</text:span> prints the function's docstring.</text:p>
      <text:p text:style-name="Text_20_body">✔ <text:span text:style-name="Strong_20_Emphasis">Score: 5/5 🎯</text:span></text:p>
      <text:p text:style-name="Horizontal_20_Line"/>
      <text:h text:style-name="Heading_20_2" text:outline-level="2"><text:span text:style-name="Strong_20_Emphasis">Section 3: Operators</text:span></text:h>
      <text:p text:style-name="Text_20_body">1️⃣1️⃣ <text:span text:style-name="Strong_20_Emphasis">(b) ✅ Correct!</text:span> <text:span text:style-name="Source_20_Text">10 % 3 = 1</text:span> (remainder).<text:line-break/>1️⃣2️⃣ <text:span text:style-name="Strong_20_Emphasis">(b) ✅ Correct!</text:span> <text:span text:style-name="Source_20_Text">5 != 5</text:span> → <text:span text:style-name="Source_20_Text">False</text:span>.<text:line-break/>1️⃣3️⃣ <text:span text:style-name="Strong_20_Emphasis">(a) ✅ Correct!</text:span> <text:span text:style-name="Source_20_Text">True and False or True</text:span> → <text:span text:style-name="Source_20_Text">True</text:span>.<text:line-break/>1️⃣4️⃣ <text:span text:style-name="Strong_20_Emphasis">(b) ✅ Correct!</text:span> <text:span text:style-name="Source_20_Text">//</text:span> is <text:span text:style-name="Strong_20_Emphasis">floor division</text:span>.<text:line-break/>1️⃣5️⃣ <text:span text:style-name="Strong_20_Emphasis">(b) ✅ Correct!</text:span> <text:span text:style-name="Source_20_Text">10 &gt;&gt; 2</text:span> (bitwise shift right) → <text:span text:style-name="Source_20_Text">2</text:span>.</text:p>
      <text:p text:style-name="Text_20_body">✔ <text:span text:style-name="Strong_20_Emphasis">Score: 5/5 🎯</text:span></text:p>
      <text:p text:style-name="Horizontal_20_Line"/>
      <text:h text:style-name="Heading_20_2" text:outline-level="2"><text:span text:style-name="Strong_20_Emphasis">Section 4: Type Conversion</text:span></text:h>
      <text:p text:style-name="Text_20_body">1️⃣6️⃣ <text:span text:style-name="Strong_20_Emphasis">(b) ✅ Correct!</text:span> <text:span text:style-name="Source_20_Text">int(5.9)</text:span> → <text:span text:style-name="Source_20_Text">5</text:span> (integer).<text:line-break/>1️⃣7️⃣ <text:span text:style-name="Strong_20_Emphasis">(b) ✅ Correct!</text:span> <text:span text:style-name="Source_20_Text">"200"</text:span> → <text:span text:style-name="Source_20_Text">int(200)</text:span>, so <text:span text:style-name="Source_20_Text">200 + 100 = 300</text:span>.<text:line-break/>1️⃣8️⃣ <text:span text:style-name="Strong_20_Emphasis">(b) ✅ Correct!</text:span> <text:span text:style-name="Source_20_Text">bool(0)</text:span> is <text:span text:style-name="Strong_20_Emphasis">False</text:span>.<text:line-break/>1️⃣9️⃣ <text:span text:style-name="Strong_20_Emphasis">(c) ✅ Correct!</text:span> <text:span text:style-name="Source_20_Text">tuple([1,2,3])</text:span> → <text:span text:style-name="Source_20_Text">(1, 2, 3)</text:span>.<text:line-break/>2️⃣0️⃣ <text:span text:style-name="Strong_20_Emphasis">(b) ✅ Correct!</text:span> <text:span text:style-name="Source_20_Text">str(10) + str(20)</text:span> → <text:span text:style-name="Source_20_Text">"1020"</text:span>.</text:p>
      <text:p text:style-name="Text_20_body">✔ <text:span text:style-name="Strong_20_Emphasis">Score: 5/5 🎯</text:span></text:p>
      <text:p text:style-name="Horizontal_20_Line"/>
      <text:h text:style-name="Heading_20_2" text:outline-level="2"><text:span text:style-name="Strong_20_Emphasis">Section 5: Input in Python</text:span></text:h>
      <text:p text:style-name="Text_20_body">2️⃣1️⃣ <text:span text:style-name="Strong_20_Emphasis">(b) ✅ Correct!</text:span> <text:span text:style-name="Source_20_Text">int(input())</text:span> converts input to an integer.<text:line-break/>2️⃣2️⃣ <text:span text:style-name="Strong_20_Emphasis">(b) ✅ Correct!</text:span> <text:span text:style-name="Source_20_Text">int(3.14)</text:span> → <text:span text:style-name="Strong_20_Emphasis">Error</text:span> (cannot convert float string directly).<text:line-break/>2️⃣3️⃣ <text:span text:style-name="Strong_20_Emphasis">(b) ✅ Correct!</text:span> <text:span text:style-name="Source_20_Text">"5 10"</text:span> is split into <text:span text:style-name="Source_20_Text">5 10</text:span> as strings.<text:line-break/>2️⃣4️⃣ <text:span text:style-name="Strong_20_Emphasis">(b) ❌ You skipped this!</text:span> Correct answer is <text:span text:style-name="Strong_20_Emphasis">(b)</text:span> <text:span text:style-name="Source_20_Text">[1, 2, 3, 4]</text:span>.<text:line-break/>2️⃣5️⃣ <text:span text:style-name="Strong_20_Emphasis">(a) ✅ Correct!</text:span> <text:span text:style-name="Source_20_Text">input().split()</text:span> stores words as a list.</text:p>
      <text:p text:style-name="Text_20_body">✔ <text:span text:style-name="Strong_20_Emphasis">Score: 4/5 🎯</text:span> (missed one)</text:p>
      <text:p text:style-name="Horizontal_20_Line"><text:span text:style-name="Strong_20_Emphasis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5T16:28:37.322000000</meta:creation-date>
    <dc:date>2025-04-01T21:56:25.935000000</dc:date>
    <meta:editing-duration>PT14M45S</meta:editing-duration>
    <meta:editing-cycles>3</meta:editing-cycles>
    <meta:generator>Neat_Office/6.2.8.2$Windows_x86 LibreOffice_project/</meta:generator>
    <meta:document-statistic meta:table-count="0" meta:image-count="0" meta:object-count="0" meta:page-count="6" meta:paragraph-count="90" meta:word-count="970" meta:character-count="4823" meta:non-whitespace-character-count="3934"/>
  </office:meta>
</office:document-meta>
</file>